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Результаты_5f_тестирования" style:display-name="Результаты_тестирования" style:family="table">
      <style:table-properties style:width="17cm" table:align="margins" style:writing-mode="lr-tb"/>
    </style:style>
    <style:style style:name="Результаты_5f_тестирования.A" style:display-name="Результаты_тестирования.A" style:family="table-column">
      <style:table-column-properties style:column-width="8.5cm" style:rel-column-width="32767*"/>
    </style:style>
    <style:style style:name="Результаты_5f_тестирования.B" style:display-name="Результаты_тестирования.B" style:family="table-column">
      <style:table-column-properties style:column-width="8.5cm" style:rel-column-width="32768*"/>
    </style:style>
    <style:style style:name="Результаты_5f_тестирования.A1" style:display-name="Результаты_тестирования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_5f_тестирования.B1" style:display-name="Результаты_тестирования.B1" style:family="table-cell">
      <style:table-cell-properties fo:padding="0.097cm" fo:border="0.05pt solid #000000"/>
    </style:style>
    <style:style style:name="Результаты_5f_тестирования.A2" style:display-name="Результаты_тестирования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_5f_тестирования.B2" style:display-name="Результаты_тестирован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03dc19" officeooo:paragraph-rsid="0003dc19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rsid="0003dc19" officeooo:paragraph-rsid="0003dc19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rsid="0011de21" officeooo:paragraph-rsid="0011de21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4pt" fo:language="en" fo:country="US" fo:font-weight="bold" officeooo:rsid="001610ae" officeooo:paragraph-rsid="0017668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940d6" officeooo:paragraph-rsid="000940d6" style:font-size-asian="14pt" style:language-asian="ru" style:country-asian="RU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3dc19" officeooo:paragraph-rsid="0003dc19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4faca" officeooo:paragraph-rsid="0004faca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0c7f6f" officeooo:paragraph-rsid="000c7f6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0a9064" officeooo:paragraph-rsid="000a9064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4faca" officeooo:paragraph-rsid="000a9064" style:font-size-asian="14pt" style:language-asian="ru" style:country-asian="RU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8be00" officeooo:paragraph-rsid="0008be00" style:font-size-asian="14pt" style:language-asian="ru" style:country-asian="RU" style:font-weight-asian="bold" style:font-size-complex="14pt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style:font-name="Courier New1" fo:font-size="10pt" style:font-size-asian="10pt" style:font-size-complex="10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style="italic" fo:font-weight="bold" officeooo:paragraph-rsid="0003dc19" style:font-size-asian="14pt" style:font-style-asian="italic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c7f6f" officeooo:paragraph-rsid="000c7f6f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color="#000000" style:font-name="Times New Roman" fo:font-size="14pt" fo:language="ru" fo:country="RU" officeooo:paragraph-rsid="0004faca" style:font-size-asian="14pt" style:language-asian="ru" style:country-asian="RU" style:font-size-complex="14pt"/>
    </style:style>
    <style:style style:name="P25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officeooo:paragraph-rsid="0004faca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03dc19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rsid="0004faca" officeooo:paragraph-rsid="0004faca" style:font-size-asian="14pt" style:font-weight-asian="bold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paragraph-rsid="0003dc19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font-size="14pt" officeooo:rsid="0003dc19" officeooo:paragraph-rsid="0003dc19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font-size="14pt" fo:font-weight="bold" officeooo:rsid="0003dc19" officeooo:paragraph-rsid="0003dc19" style:font-size-asian="14pt" style:font-weight-asian="bold" style:font-size-complex="14pt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4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610ae" officeooo:paragraph-rsid="0017668c" style:font-size-asian="14pt" style:font-weight-asian="bold" style:font-size-complex="14pt" style:font-weight-complex="bold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9c6d7" officeooo:paragraph-rsid="0019c6d7" style:font-size-asian="14pt" style:font-weight-asian="bold" style:font-size-complex="14pt" style:font-weight-complex="bold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9c6d7" officeooo:paragraph-rsid="001b58ed" style:font-size-asian="14pt" style:font-weight-asian="bold" style:font-size-complex="14pt" style:font-weight-complex="bold"/>
    </style:style>
    <style:style style:name="P37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7668c" officeooo:paragraph-rsid="0017668c" style:font-size-asian="14pt" style:font-weight-asian="bold" style:font-size-complex="14pt" style:font-weight-complex="bold"/>
    </style:style>
    <style:style style:name="P38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8cf34" officeooo:paragraph-rsid="0018cf34" style:font-size-asian="14pt" style:font-weight-asian="bold" style:font-size-complex="14pt" style:font-weight-complex="bold"/>
    </style:style>
    <style:style style:name="P39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01610ae" officeooo:paragraph-rsid="0017668c" style:font-size-asian="14pt" style:language-asian="ru" style:country-asian="RU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01610ae" officeooo:paragraph-rsid="0017668c" style:font-size-asian="14pt" style:language-asian="ru" style:country-asian="RU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1610ae" officeooo:paragraph-rsid="0017668c" style:font-size-asian="14pt" style:language-asian="ru" style:country-asian="RU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17668c" officeooo:paragraph-rsid="0017668c" style:font-size-asian="14pt" style:language-asian="ru" style:country-asian="RU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19c6d7" officeooo:paragraph-rsid="001b58ed" style:font-size-asian="14pt" style:language-asian="ru" style:country-asian="RU" style:font-weight-asian="normal" style:font-size-complex="14pt" style:font-weight-complex="normal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1b58ed" officeooo:paragraph-rsid="001b58ed" style:font-size-asian="14pt" style:language-asian="ru" style:country-asian="RU" style:font-weight-asian="normal" style:font-size-complex="14pt" style:font-weight-complex="normal"/>
    </style:style>
    <style:style style:name="P45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12c26d" officeooo:paragraph-rsid="0012c26d" style:font-size-asian="14pt" style:language-asian="ru" style:country-asian="RU" style:font-weight-asian="normal" style:font-size-complex="14pt" style:font-weight-complex="normal"/>
    </style:style>
    <style:style style:name="P46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ru" fo:country="RU" fo:font-weight="normal" officeooo:rsid="000a9064" officeooo:paragraph-rsid="000a9064" style:font-size-asian="14pt" style:language-asian="ru" style:country-asian="RU" style:font-weight-asian="normal" style:font-size-complex="14pt" style:font-weight-complex="normal"/>
    </style:style>
    <style:style style:name="P47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ru" fo:country="RU" fo:font-weight="normal" officeooo:rsid="0012c26d" officeooo:paragraph-rsid="001610ae" style:font-size-asian="14pt" style:language-asian="ru" style:country-asian="RU" style:font-weight-asian="normal" style:font-size-complex="14pt" style:font-weight-complex="normal"/>
    </style:style>
    <style:style style:name="P48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fo:font-weight="normal" officeooo:rsid="0012c26d" officeooo:paragraph-rsid="0012c26d" style:font-weight-asian="normal" style:font-weight-complex="normal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style:font-name="Courier New1" fo:font-size="10pt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fo:font-size="14pt" officeooo:rsid="001cf67d" officeooo:paragraph-rsid="001cf67d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fo:font-size="14pt" officeooo:paragraph-rsid="001cf67d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03dc19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officeooo:rsid="0003dc19" style:font-size-asian="14pt" style:font-weight-asian="bold" style:font-size-complex="14pt"/>
    </style:style>
    <style:style style:name="T9" style:family="text">
      <style:text-properties fo:color="#000000" fo:font-size="14pt" fo:font-weight="bold" officeooo:rsid="0011e90f" style:font-size-asian="14pt" style:font-weight-asian="bold" style:font-size-complex="14pt"/>
    </style:style>
    <style:style style:name="T10" style:family="text">
      <style:text-properties fo:color="#000000" fo:font-size="14pt" officeooo:rsid="0003dc19" style:font-size-asian="14pt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color="#000000" fo:font-size="14pt" officeooo:rsid="0011e90f" style:font-size-asian="14pt" style:font-size-complex="14pt"/>
    </style:style>
    <style:style style:name="T13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language-asian="ru" style:country-asian="RU" style:font-style-asian="italic" style:font-size-complex="14pt"/>
    </style:style>
    <style:style style:name="T14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size-complex="14pt"/>
    </style:style>
    <style:style style:name="T15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16" style:family="text">
      <style:text-properties style:font-name="Times New Roman" fo:font-size="14pt" fo:language="ru" fo:country="RU" officeooo:rsid="000ae7bb" style:font-size-asian="14pt" style:language-asian="ru" style:country-asian="RU" style:font-size-complex="14pt"/>
    </style:style>
    <style:style style:name="T17" style:family="text">
      <style:text-properties style:font-name="Times New Roman" fo:font-size="14pt" fo:language="ru" fo:country="RU" officeooo:rsid="0012ca4c" style:font-size-asian="14pt" style:language-asian="ru" style:country-asian="RU" style:font-size-complex="14pt"/>
    </style:style>
    <style:style style:name="T18" style:family="text">
      <style:text-properties style:font-name="Times New Roman" fo:font-size="14pt" fo:language="ru" fo:country="RU" officeooo:rsid="00149019" style:font-size-asian="14pt" style:language-asian="ru" style:country-asian="RU" style:font-size-complex="14pt"/>
    </style:style>
    <style:style style:name="T19" style:family="text">
      <style:text-properties style:font-name="Times New Roman" fo:font-size="14pt" fo:language="ru" fo:country="RU" officeooo:rsid="001610ae" style:font-size-asian="14pt" style:language-asian="ru" style:country-asian="RU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T21" style:family="text">
      <style:text-properties style:font-name="Times New Roman" fo:font-size="14pt" fo:language="ru" fo:country="RU" fo:font-weight="bold" officeooo:rsid="0004faca" style:font-size-asian="14pt" style:language-asian="ru" style:country-asian="RU" style:font-weight-asian="bold" style:font-size-complex="14pt"/>
    </style:style>
    <style:style style:name="T22" style:family="text">
      <style:text-properties style:font-name="Times New Roman" fo:language="ru" fo:country="RU" fo:font-weight="normal" style:language-asian="ru" style:country-asian="RU" style:font-weight-asian="normal" style:font-weight-complex="normal"/>
    </style:style>
    <style:style style:name="T23" style:family="text">
      <style:text-properties style:font-name="Times New Roman" fo:language="ru" fo:country="RU" fo:font-weight="normal" officeooo:rsid="0017668c" style:language-asian="ru" style:country-asian="RU" style:font-weight-asian="normal" style:font-weight-complex="normal"/>
    </style:style>
    <style:style style:name="T24" style:family="text">
      <style:text-properties style:font-name="Times New Roman" fo:language="ru" fo:country="RU" fo:font-weight="normal" officeooo:rsid="0018cf34" style:language-asian="ru" style:country-asian="RU" style:font-weight-asian="normal" style:font-weight-complex="normal"/>
    </style:style>
    <style:style style:name="T25" style:family="text">
      <style:text-properties style:font-name="Times New Roman" fo:language="ru" fo:country="RU" fo:font-weight="normal" officeooo:rsid="0019c6d7" style:language-asian="ru" style:country-asian="RU" style:font-weight-asian="normal" style:font-weight-complex="normal"/>
    </style:style>
    <style:style style:name="T26" style:family="text">
      <style:text-properties style:font-name="Times New Roman" fo:language="ru" fo:country="RU" fo:font-weight="normal" officeooo:rsid="001b58ed" style:language-asian="ru" style:country-asian="RU" style:font-weight-asian="normal" style:font-weight-complex="normal"/>
    </style:style>
    <style:style style:name="T27" style:family="text">
      <style:text-properties style:font-name="Times New Roman" fo:font-weight="normal" style:language-asian="ru" style:country-asian="RU" style:font-weight-asian="normal" style:font-weight-complex="normal"/>
    </style:style>
    <style:style style:name="T28" style:family="text">
      <style:text-properties style:font-name="Times New Roman" fo:font-weight="normal" officeooo:rsid="0017668c" style:language-asian="ru" style:country-asian="RU" style:font-weight-asian="normal" style:font-weight-complex="normal"/>
    </style:style>
    <style:style style:name="T29" style:family="text">
      <style:text-properties officeooo:rsid="001610ae"/>
    </style:style>
    <style:style style:name="T30" style:family="text">
      <style:text-properties officeooo:rsid="001cf6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5">Кафедра </text:span><text:span text:style-name="T8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6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9">2</text:span></text:p>
      <text:p text:style-name="P3"><text:span text:style-name="T5">по дисциплине </text:span><text:span text:style-name="T7">«</text:span><text:span text:style-name="T8">Алгоритмы и структуры данных</text:span><text:span text:style-name="T7">»</text:span></text:p>
      <text:p text:style-name="P3"><text:span text:style-name="Название_20_книги"><text:span text:style-name="T11">Тема: </text:span></text:span><text:span text:style-name="Название_20_книги"><text:span text:style-name="T12">Рекурсивная обработка иерархических списков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 гр. </text:span><text:span text:style-name="T10">9382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Павлов Р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23">Цель</text:p>
      <text:p text:style-name="P17">Познакомиться с одной из часто используемых на практике нелинейных конструкций, способами её организации и рекурсивной обработки. получить навыки решения задач обработки иерархических списков, как с использованием базовых функций их рекурсивной обработки, так и без использования рекурсии.</text:p>
      <text:p text:style-name="P16"/>
      <text:p text:style-name="P28"><text:tab/>Задание</text:p>
      <text:p text:style-name="P25"><text:span text:style-name="T13">14) обратить иерархический список на всех уровнях вложения; например, для исходного списка (a (b c) d) результатом обращения будет список (d (с b) a).</text:span><text:span text:style-name="T14"> </text:span></text:p>
      <text:p text:style-name="P19"/>
      <text:p text:style-name="P19"/>
      <text:p text:style-name="P18"><text:span text:style-name="T21">А</text:span><text:span text:style-name="T20">лгоритм</text:span></text:p>
      <text:list xml:id="list2350959660" text:style-name="L1">
        <text:list-item>
          <text:p text:style-name="P45">Входное выражение с помощью синтаксического анализатора проверяется на корректность во избежание дальнейших ошибок при генерации списка.</text:p>
          <text:p text:style-name="P46"/>
        </text:list-item>
        <text:list-item>
          <text:p text:style-name="P47">Далее выражение подаётся в качестве аргумента функции генерации списка. Если встречается открывающая скобка, функция вызывает саму себя для генерации подсписка в данном узле списка, если же любой другой символ (кроме закрывающей скобки), к узлу привязывается «атом» - тоже элемент списка, но не имеющий указателей, а содержащий лишь символьное значение, <text:span text:style-name="T29">при этом пробельные символы игнорируются</text:span>. Закрывающая скобка сигнализирует о завершении текущего списка и завершает функцию.</text:p>
          <text:p text:style-name="P46"/>
        </text:list-item>
        <text:list-item>
          <text:p text:style-name="P48"><text:span text:style-name="T16">Ф</text:span><text:span text:style-name="T15">ункция обращения списка получает на вход уже сгенерированный список — точнее, указатель на его начальный элемент, «голову». </text:span><text:span text:style-name="T17">Элементы текущего списка, находящиеся на одном уровне, обрабатываются рекурсивно, при этом изначально сохраняется указатель на «хвост» списка, а обработка, в ходе которой указатели меняются на обратные (каждый элемент теперь </text:span><text:soft-page-break/><text:span text:style-name="T17">указывает на предыдущий, как на следующий) идёт с конца (когда рекурсивно найден последний элемент). Затем функция возвращает указатель на новую «голову», который можно присвоить переменной, указывающей на список — в частности, в данной лабораторной работе указатель присваивается при первоначальном вызове функции извне </text:span><text:span text:style-name="T18">и при вызове самой себя в случае обработки подсписка</text:span><text:span text:style-name="T17">. </text:span><text:span text:style-name="T18">Обработка подсписков несильно отличается от обработки на одном уровне — указателю на подсписок присваивается значение указателя на </text:span><text:span text:style-name="T19">его</text:span><text:span text:style-name="T18"> новую «голову», </text:span><text:span text:style-name="T19">возвращаемое функцией и</text:span><text:span text:style-name="T18"> </text:span><text:span text:style-name="T19">ведущее к </text:span><text:span text:style-name="T18">уже обращённ</text:span><text:span text:style-name="T19">ому подсписку.</text:span></text:p>
        </text:list-item>
      </text:list>
      <text:p text:style-name="P24"/>
      <text:p text:style-name="P24"/>
      <text:p text:style-name="P20">Функции и СД</text:p>
      <text:list xml:id="list651482694" text:style-name="L2">
        <text:list-item>
          <text:p text:style-name="P39">struct ptrs{</text:p>
        </text:list-item>
      </text:list>
      <text:p text:style-name="P40"><text:tab/><text:tab/>elem *child;</text:p>
      <text:p text:style-name="P40"><text:tab/><text:tab/>elem *next;</text:p>
      <text:p text:style-name="P40"><text:tab/>};</text:p>
      <text:p text:style-name="P40"/>
      <text:p text:style-name="P12"><text:span text:style-name="T28"><text:tab/>– </text:span><text:span text:style-name="T22">пара указателей на следующий по списку и дочерний объекты;</text:span></text:p>
      <text:p text:style-name="P41"/>
      <text:list xml:id="list141719235852717" text:continue-numbering="true" text:style-name="L2">
        <text:list-item>
          <text:p text:style-name="P34"><text:span text:style-name="T27">struct ele</text:span><text:span text:style-name="T28">m{</text:span></text:p>
        </text:list-item>
      </text:list>
      <text:p text:style-name="P40"><text:tab/><text:tab/>bool atom;</text:p>
      <text:p text:style-name="P40"><text:tab/><text:tab/>union node{</text:p>
      <text:p text:style-name="P40"><text:tab/><text:tab/><text:tab/>char content;</text:p>
      <text:p text:style-name="P40"><text:tab/><text:tab/><text:tab/>ptrs pair;</text:p>
      <text:p text:style-name="P40"><text:tab/><text:tab/>} n;</text:p>
      <text:p text:style-name="P40"><text:tab/>};</text:p>
      <text:p text:style-name="P40"/>
      <text:p text:style-name="P12"><text:span text:style-name="T28"><text:tab/>– </text:span><text:span text:style-name="T23">элемент списка, в зависимости от типа (может быть или не быть атомом) хранящий либо пару указателей на другие элементы, либо символ;</text:span></text:p>
      <text:p text:style-name="P42"/>
      <text:list xml:id="list141720110223119" text:continue-numbering="true" text:style-name="L2">
        <text:list-item>
          <text:p text:style-name="P35"><text:soft-page-break/><text:span text:style-name="T27">bool is_entry_valid(const string &amp;list, int &amp;i) – </text:span><text:span text:style-name="T22">синтаксический анализатор для записи списка. Аргументы — ссылки на константную строку и на переменную-счётчик;</text:span></text:p>
        </text:list-item>
        <text:list-item>
          <text:p text:style-name="P37"><text:span text:style-name="T27">elem *create_atom(char c) – </text:span><text:span text:style-name="T22">функция, создающая элемент списка типа «атом». Заполняет поле </text:span><text:span text:style-name="T27">content</text:span><text:span text:style-name="T22"> и возвращает указатель на элемент;</text:span></text:p>
        </text:list-item>
        <text:list-item>
          <text:p text:style-name="P37"><text:span text:style-name="T27">elem *create_node() - </text:span><text:span text:style-name="T22">функция, создающая элемент списка типа «узел» (нет значений, только указатели, аналогия со связкой) и возвращающая указатель на элемент;</text:span></text:p>
        </text:list-item>
        <text:list-item>
          <text:p text:style-name="P37"><text:span text:style-name="T27">elem *create_list(const string &amp;list, int &amp;i) – </text:span><text:span text:style-name="T22">функция, создающая список и возвращающая указатель на «голову». </text:span><text:span text:style-name="T24">Принимаемые аргументы — ссылка на константную строку и ссылка на переменную-счётчик индекса текущего элемента строки</text:span><text:span text:style-name="T22">;</text:span></text:p>
        </text:list-item>
        <text:list-item>
          <text:p text:style-name="P38"><text:span text:style-name="T27">elem *last_node(elem *list) – </text:span><text:span text:style-name="T22">функция поиска последнего элемента в списке текущего уровня, указатель на который она получает в качестве аргумента;</text:span></text:p>
        </text:list-item>
        <text:list-item>
          <text:p text:style-name="P38"><text:span text:style-name="T27">elem *reverse_list(elem *list) – </text:span><text:span text:style-name="T22">функция рекурсивного обращения списка. Принимает на вход указатель на старую «голову» списка и возвращает указатель на новую;</text:span></text:p>
        </text:list-item>
        <text:list-item>
          <text:p text:style-name="P38"><text:span text:style-name="T27">void delete_list(elem *list) – </text:span><text:span text:style-name="T22">функция удаления списка (необходима, т. к. память под элементы выделяется динамически);</text:span></text:p>
        </text:list-item>
        <text:list-item>
          <text:p text:style-name="P38"><text:span text:style-name="T27">void print_list(elem *list) – </text:span><text:span text:style-name="T22">функция вывода списка на экран;</text:span></text:p>
        </text:list-item>
        <text:list-item>
          <text:p text:style-name="P38"><text:span text:style-name="T27">void print_list_to_file(elem *list) – </text:span><text:span text:style-name="T22">функция </text:span><text:span text:style-name="T25">вывода</text:span><text:span text:style-name="T22"> пары из исходного и результирующего списков </text:span><text:span text:style-name="T25">в выходной файл в сокращённой форме;</text:span></text:p>
        </text:list-item>
        <text:list-item>
          <text:p text:style-name="P35"><text:span text:style-name="T27">void write_to_file(const string filename, const string arg) – </text:span><text:span text:style-name="T22">функция записи константного выражения-строки (второй аргумент) в файл с указанным именем (первый аргумент);</text:span></text:p>
        </text:list-item>
        <text:list-item>
          <text:p text:style-name="P35"><text:span text:style-name="T27">void wrapper(elem *list, elem *rev_list, string filename) – </text:span><text:span text:style-name="T22">функция-обёртка для печати в файл. Необходима ввиду сложности записи скобок в файл при рекурсивном обходе списка. На вход принимает два списка — исходный и обращённый, а также имя файла для записи;</text:span></text:p>
        </text:list-item>
        <text:list-item>
          <text:p text:style-name="P36"><text:soft-page-break/><text:span text:style-name="T27">int main() - </text:span><text:span text:style-name="T22">в главной функции реализован</text:span><text:span text:style-name="T26">ы</text:span><text:span text:style-name="T22"> </text:span></text:p>
          <text:list>
            <text:list-item>
              <text:p text:style-name="P43">ввод списка (из файла / вручную — на выбор пользователя);</text:p>
            </text:list-item>
            <text:list-item>
              <text:p text:style-name="P44">его генерация;</text:p>
            </text:list-item>
            <text:list-item>
              <text:p text:style-name="P44">генерация обращённого списка;</text:p>
            </text:list-item>
            <text:list-item>
              <text:p text:style-name="P44">вывод обоих списков;</text:p>
            </text:list-item>
          </text:list>
        </text:list-item>
      </text:list>
      <text:p text:style-name="P13"/>
      <text:p text:style-name="P13"/>
      <text:p text:style-name="P15">Тестирование</text:p>
      <table:table table:name="Результаты_тестирования" table:style-name="Результаты_5f_тестирования">
        <table:table-column table:style-name="Результаты_5f_тестирования.A"/>
        <table:table-column table:style-name="Результаты_5f_тестирования.B"/>
        <table:table-row>
          <table:table-cell table:style-name="Результаты_5f_тестирования.A1" office:value-type="string">
            <text:p text:style-name="P32">Входные данные</text:p>
          </table:table-cell>
          <table:table-cell table:style-name="Результаты_5f_тестирования.B1" office:value-type="string">
            <text:p text:style-name="P32">Выходные данные</text:p>
          </table:table-cell>
        </table:table-row>
        <table:table-row>
          <table:table-cell table:style-name="Результаты_5f_тестирования.A2" office:value-type="string">
            <text:p text:style-name="P31">(avs(faF(SG))k)</text:p>
          </table:table-cell>
          <table:table-cell table:style-name="Результаты_5f_тестирования.B2" office:value-type="string">
            <text:p text:style-name="P29">(k((GS)Faf)sva)</text:p>
          </table:table-cell>
        </table:table-row>
        <table:table-row>
          <table:table-cell table:style-name="Результаты_5f_тестирования.A2" office:value-type="string">
            <text:p text:style-name="P50">()</text:p>
          </table:table-cell>
          <table:table-cell table:style-name="Результаты_5f_тестирования.B2" office:value-type="string">
            <text:p text:style-name="P50">()</text:p>
          </table:table-cell>
        </table:table-row>
        <table:table-row>
          <table:table-cell table:style-name="Результаты_5f_тестирования.A2" office:value-type="string">
            <text:p text:style-name="P31">vdsvl</text:p>
          </table:table-cell>
          <table:table-cell table:style-name="Результаты_5f_тестирования.B2" office:value-type="string">
            <text:p text:style-name="P29">INVALID ENTRY !</text:p>
          </table:table-cell>
        </table:table-row>
        <table:table-row>
          <table:table-cell table:style-name="Результаты_5f_тестирования.A2" office:value-type="string">
            <text:p text:style-name="P31">(sc(((scfafe)w)tg)kwj)</text:p>
          </table:table-cell>
          <table:table-cell table:style-name="Результаты_5f_тестирования.B2" office:value-type="string">
            <text:p text:style-name="P29">(jwk(gt(w(efafcs)))cs)</text:p>
          </table:table-cell>
        </table:table-row>
        <table:table-row>
          <table:table-cell table:style-name="Результаты_5f_тестирования.A2" office:value-type="string">
            <text:p text:style-name="P29">(uwu()((Dn)dw)wn(dIWA(WDI)))</text:p>
          </table:table-cell>
          <table:table-cell table:style-name="Результаты_5f_тестирования.B2" office:value-type="string">
            <text:p text:style-name="P29">(((IDW)AWId)nw(wd(nD))()uwu)</text:p>
          </table:table-cell>
        </table:table-row>
        <table:table-row>
          <table:table-cell table:style-name="Результаты_5f_тестирования.A2" office:value-type="string">
            <text:p text:style-name="P30">(a((())))</text:p>
          </table:table-cell>
          <table:table-cell table:style-name="Результаты_5f_тестирования.B2" office:value-type="string">
            <text:p text:style-name="P29">(((()))<text:span text:style-name="T30">a</text:span>)</text:p>
          </table:table-cell>
        </table:table-row>
        <table:table-row>
          <table:table-cell table:style-name="Результаты_5f_тестирования.A2" office:value-type="string">
            <text:p text:style-name="P30">AC(ascaef)f</text:p>
          </table:table-cell>
          <table:table-cell table:style-name="Результаты_5f_тестирования.B2" office:value-type="string">
            <text:p text:style-name="P51">INVALID ENTRY !</text:p>
          </table:table-cell>
        </table:table-row>
      </table:table>
      <text:p text:style-name="P22"/>
      <text:p text:style-name="P27"><text:span text:style-name="Название_20_книги"><text:span text:style-name="T2">Приложение А. Исходный Код</text:span></text:span></text:p>
      <text:p text:style-name="P14"><text:span text:style-name="Название_20_книги"><text:span text:style-name="T3"/></text:span></text:p>
      <text:p text:style-name="P21">#include &lt;string&gt;</text:p>
      <text:p text:style-name="P21">#include &lt;iostream&gt;</text:p>
      <text:p text:style-name="P21">#include &lt;fstream&gt;</text:p>
      <text:p text:style-name="P21"/>
      <text:p text:style-name="P21">using namespace std;</text:p>
      <text:p text:style-name="P21"/>
      <text:p text:style-name="P21">/*________________*/</text:p>
      <text:p text:style-name="P21"/>
      <text:p text:style-name="P21">struct elem;</text:p>
      <text:p text:style-name="P21"/>
      <text:p text:style-name="P21">struct ptrs {</text:p>
      <text:p text:style-name="P21"><text:tab/>elem* child;</text:p>
      <text:p text:style-name="P21"><text:tab/>elem* next;</text:p>
      <text:p text:style-name="P21">};</text:p>
      <text:p text:style-name="P21"/>
      <text:p text:style-name="P21">struct elem {</text:p>
      <text:p text:style-name="P21"><text:tab/>bool atom;</text:p>
      <text:p text:style-name="P21"><text:tab/>union node {</text:p>
      <text:p text:style-name="P21"><text:tab/><text:tab/>char content;</text:p>
      <text:p text:style-name="P21"><text:tab/><text:tab/>ptrs pair;</text:p>
      <text:p text:style-name="P21"><text:tab/>} n;</text:p>
      <text:p text:style-name="P21">};</text:p>
      <text:p text:style-name="P21"/>
      <text:p text:style-name="P21">elem* create_atom(char c) {</text:p>
      <text:p text:style-name="P21"><text:tab/>elem* n_el;</text:p>
      <text:p text:style-name="P21"><text:tab/>n_el = new elem;</text:p>
      <text:p text:style-name="P21"><text:tab/>n_el-&gt;atom = true;</text:p>
      <text:p text:style-name="P21"><text:tab/>n_el-&gt;n.content = c;</text:p>
      <text:p text:style-name="P21"><text:tab/>return n_el;</text:p>
      <text:p text:style-name="P21">}</text:p>
      <text:p text:style-name="P21"/>
      <text:p text:style-name="P21">elem* create_node() {</text:p>
      <text:p text:style-name="P21"><text:tab/>elem* n_el;</text:p>
      <text:p text:style-name="P21"><text:tab/>n_el = new elem;</text:p>
      <text:p text:style-name="P21"><text:tab/>n_el-&gt;atom = false;</text:p>
      <text:p text:style-name="P21"><text:tab/>n_el-&gt;n.pair.next = nullptr;</text:p>
      <text:p text:style-name="P21"><text:tab/>n_el-&gt;n.pair.child = nullptr;</text:p>
      <text:p text:style-name="P21"><text:tab/>return n_el;</text:p>
      <text:p text:style-name="P21">}</text:p>
      <text:p text:style-name="P21"/>
      <text:p text:style-name="P21">elem *create_list(const string &amp;list, int &amp;i) {</text:p>
      <text:p text:style-name="P21"><text:tab/>elem* n_list = create_node();</text:p>
      <text:p text:style-name="P21"><text:tab/>elem* current = n_list;</text:p>
      <text:p text:style-name="P21"><text:tab/>while (i &lt; list.length()) {</text:p>
      <text:p text:style-name="P21"><text:tab/><text:tab/>if (list[i] == '(') {</text:p>
      <text:p text:style-name="P21"><text:tab/><text:tab/><text:tab/>current-&gt;n.pair.child = create_list(list, ++i);</text:p>
      <text:p text:style-name="P21"><text:tab/><text:tab/><text:tab/>current-&gt;n.pair.next = create_node();</text:p>
      <text:p text:style-name="P21"><text:tab/><text:tab/><text:tab/>current = current-&gt;n.pair.next;</text:p>
      <text:p text:style-name="P21"><text:tab/><text:tab/>}</text:p>
      <text:p text:style-name="P21"><text:tab/><text:tab/>else if (list[i] == ' ' || list[i] == '\n' || list[i] == 'r' || list[i] == '\t') {</text:p>
      <text:p text:style-name="P21"><text:tab/><text:tab/><text:tab/>i++;</text:p>
      <text:p text:style-name="P21"><text:tab/><text:tab/>}</text:p>
      <text:p text:style-name="P21"><text:tab/><text:tab/>else if (list[i] == ')' || list[i] == '\0') {</text:p>
      <text:p text:style-name="P21"><text:tab/><text:tab/><text:tab/>i++;</text:p>
      <text:p text:style-name="P21"><text:tab/><text:tab/><text:tab/>break;</text:p>
      <text:p text:style-name="P21"><text:tab/><text:tab/>}</text:p>
      <text:p text:style-name="P21"><text:tab/><text:tab/>else {</text:p>
      <text:p text:style-name="P21"><text:tab/><text:tab/><text:tab/>current-&gt;n.pair.child = create_atom(list[i]);</text:p>
      <text:p text:style-name="P21"><text:soft-page-break/><text:tab/><text:tab/><text:tab/>if(list[i + 1] != ')'){</text:p>
      <text:p text:style-name="P21"><text:tab/><text:tab/><text:tab/><text:tab/>current-&gt;n.pair.next = create_node();</text:p>
      <text:p text:style-name="P21"><text:tab/><text:tab/><text:tab/>}</text:p>
      <text:p text:style-name="P21"><text:tab/><text:tab/><text:tab/>current = current-&gt;n.pair.next;</text:p>
      <text:p text:style-name="P21"><text:tab/><text:tab/><text:tab/>i++;</text:p>
      <text:p text:style-name="P21"><text:tab/><text:tab/>}</text:p>
      <text:p text:style-name="P21"><text:tab/>}</text:p>
      <text:p text:style-name="P21"><text:tab/>return n_list;</text:p>
      <text:p text:style-name="P21">}</text:p>
      <text:p text:style-name="P21"/>
      <text:p text:style-name="P21">elem* last_node(elem* list) {</text:p>
      <text:p text:style-name="P21"><text:tab/>while (list-&gt;n.pair.next != nullptr) {</text:p>
      <text:p text:style-name="P21"><text:tab/><text:tab/>list = list-&gt;n.pair.next;</text:p>
      <text:p text:style-name="P21"><text:tab/>}</text:p>
      <text:p text:style-name="P21"><text:tab/>return list;</text:p>
      <text:p text:style-name="P21">}</text:p>
      <text:p text:style-name="P21"/>
      <text:p text:style-name="P21">elem* reverse_list(elem *list) {</text:p>
      <text:p text:style-name="P21"><text:tab/>if (list != nullptr) {</text:p>
      <text:p text:style-name="P21"><text:tab/><text:tab/>elem* global_new_head = list;</text:p>
      <text:p text:style-name="P21"><text:tab/><text:tab/>if (!list-&gt;atom) {</text:p>
      <text:p text:style-name="P21"><text:tab/><text:tab/><text:tab/>global_new_head = last_node(list);</text:p>
      <text:p text:style-name="P21"><text:tab/><text:tab/><text:tab/>if (list-&gt;n.pair.child != nullptr &amp;&amp; !(list-&gt;n.pair.child-&gt;atom)) {</text:p>
      <text:p text:style-name="P21"><text:tab/><text:tab/><text:tab/><text:tab/>list-&gt;n.pair.child = reverse_list(list-&gt;n.pair.child);</text:p>
      <text:p text:style-name="P21"><text:tab/><text:tab/><text:tab/>}</text:p>
      <text:p text:style-name="P21"><text:tab/><text:tab/><text:tab/>if (list-&gt;n.pair.next != nullptr) {</text:p>
      <text:p text:style-name="P21"><text:tab/><text:tab/><text:tab/><text:tab/>reverse_list(list-&gt;n.pair.next);</text:p>
      <text:p text:style-name="P21"><text:tab/><text:tab/><text:tab/><text:tab/>list-&gt;n.pair.next-&gt;n.pair.next = list;</text:p>
      <text:p text:style-name="P21"><text:tab/><text:tab/><text:tab/><text:tab/>list-&gt;n.pair.next = nullptr;</text:p>
      <text:p text:style-name="P21"><text:tab/><text:tab/><text:tab/>}</text:p>
      <text:p text:style-name="P21"><text:tab/><text:tab/>}</text:p>
      <text:p text:style-name="P21"><text:tab/><text:tab/>return global_new_head;</text:p>
      <text:p text:style-name="P21"><text:tab/>}</text:p>
      <text:p text:style-name="P21"><text:tab/>return nullptr;</text:p>
      <text:p text:style-name="P21">}</text:p>
      <text:p text:style-name="P21"/>
      <text:p text:style-name="P21">void print_list(elem* list, int &amp;depth) {</text:p>
      <text:p text:style-name="P21"><text:tab/>if (list != nullptr) {</text:p>
      <text:p text:style-name="P21"><text:tab/><text:tab/>if (!list-&gt;atom) {</text:p>
      <text:p text:style-name="P21"><text:tab/><text:tab/><text:tab/>if (list-&gt;n.pair.child != nullptr) {</text:p>
      <text:p text:style-name="P21"><text:tab/><text:tab/><text:tab/><text:tab/>depth++;</text:p>
      <text:p text:style-name="P21"><text:tab/><text:tab/><text:tab/><text:tab/>print_list(list-&gt;n.pair.child, depth);</text:p>
      <text:p text:style-name="P21"><text:tab/><text:tab/><text:tab/><text:tab/>depth--;</text:p>
      <text:p text:style-name="P21"><text:tab/><text:tab/><text:tab/>}</text:p>
      <text:p text:style-name="P21"><text:tab/><text:tab/><text:tab/>if(list-&gt;n.pair.next != nullptr){</text:p>
      <text:p text:style-name="P21"><text:tab/><text:tab/><text:tab/><text:tab/>print_list(list-&gt;n.pair.next, depth);</text:p>
      <text:p text:style-name="P21"><text:tab/><text:tab/><text:tab/>}</text:p>
      <text:p text:style-name="P21"><text:tab/><text:tab/>}</text:p>
      <text:p text:style-name="P21"><text:tab/><text:tab/>else {</text:p>
      <text:p text:style-name="P21"><text:tab/><text:tab/><text:tab/>for (int n = 0; n &lt; depth; n++) {</text:p>
      <text:p text:style-name="P21"><text:tab/><text:tab/><text:tab/><text:tab/>cout &lt;&lt; "\t";</text:p>
      <text:p text:style-name="P21"><text:tab/><text:tab/><text:tab/>}</text:p>
      <text:p text:style-name="P21"><text:tab/><text:tab/><text:tab/>cout &lt;&lt; list-&gt;n.content &lt;&lt; "\n";</text:p>
      <text:p text:style-name="P21"><text:tab/><text:tab/>}</text:p>
      <text:p text:style-name="P21"><text:tab/>}</text:p>
      <text:p text:style-name="P21">}</text:p>
      <text:p text:style-name="P21">void delete_list(elem* list) {</text:p>
      <text:p text:style-name="P21"><text:tab/>if (list != nullptr) {</text:p>
      <text:p text:style-name="P21"><text:tab/><text:tab/>if(!list-&gt;atom){</text:p>
      <text:p text:style-name="P21"><text:tab/><text:tab/><text:tab/>if (list-&gt;n.pair.child != nullptr) {</text:p>
      <text:p text:style-name="P21"><text:tab/><text:tab/><text:tab/><text:tab/>delete_list(list-&gt;n.pair.child);</text:p>
      <text:p text:style-name="P21"><text:soft-page-break/><text:tab/><text:tab/><text:tab/>}</text:p>
      <text:p text:style-name="P21"><text:tab/><text:tab/><text:tab/>if(list-&gt;n.pair.next != nullptr){</text:p>
      <text:p text:style-name="P21"><text:tab/><text:tab/><text:tab/><text:tab/>delete_list(list-&gt;n.pair.next);</text:p>
      <text:p text:style-name="P21"><text:tab/><text:tab/><text:tab/>}</text:p>
      <text:p text:style-name="P21"><text:tab/><text:tab/>}</text:p>
      <text:p text:style-name="P21"><text:tab/><text:tab/>delete list;</text:p>
      <text:p text:style-name="P21"><text:tab/>}</text:p>
      <text:p text:style-name="P21">}</text:p>
      <text:p text:style-name="P21"/>
      <text:p text:style-name="P21">void write_to_file(const string filename, const string arg){</text:p>
      <text:p text:style-name="P21"><text:tab/>ofstream output;</text:p>
      <text:p text:style-name="P21"><text:tab/>output.open(filename, ios::app);</text:p>
      <text:p text:style-name="P21"><text:tab/>output &lt;&lt; arg;</text:p>
      <text:p text:style-name="P21"><text:tab/>output.close();</text:p>
      <text:p text:style-name="P21">}</text:p>
      <text:p text:style-name="P21"/>
      <text:p text:style-name="P21">void print_list_to_file(elem* list, string filename) {</text:p>
      <text:p text:style-name="P21"><text:tab/>if (list != nullptr) {</text:p>
      <text:p text:style-name="P21"><text:tab/><text:tab/>if (!list-&gt;atom) {</text:p>
      <text:p text:style-name="P21"><text:tab/><text:tab/><text:tab/>if (list-&gt;n.pair.child != nullptr) {</text:p>
      <text:p text:style-name="P21"><text:tab/><text:tab/><text:tab/><text:tab/>if (list-&gt;n.pair.child-&gt;atom) {</text:p>
      <text:p text:style-name="P21"><text:tab/><text:tab/><text:tab/><text:tab/><text:tab/>print_list_to_file(list-&gt;n.pair.child, filename);</text:p>
      <text:p text:style-name="P21"><text:tab/><text:tab/><text:tab/><text:tab/>}</text:p>
      <text:p text:style-name="P21"><text:tab/><text:tab/><text:tab/><text:tab/>else {</text:p>
      <text:p text:style-name="P21"><text:tab/><text:tab/><text:tab/><text:tab/><text:tab/>write_to_file(filename, "(");</text:p>
      <text:p text:style-name="P21"><text:tab/><text:tab/><text:tab/><text:tab/><text:tab/>print_list_to_file(list-&gt;n.pair.child, filename);</text:p>
      <text:p text:style-name="P21"><text:tab/><text:tab/><text:tab/><text:tab/><text:tab/>write_to_file(filename, ")");</text:p>
      <text:p text:style-name="P21"><text:tab/><text:tab/><text:tab/><text:tab/>}</text:p>
      <text:p text:style-name="P21"><text:tab/><text:tab/><text:tab/>}</text:p>
      <text:p text:style-name="P21"><text:tab/><text:tab/><text:tab/>if (list-&gt;n.pair.next != nullptr) {</text:p>
      <text:p text:style-name="P21"><text:tab/><text:tab/><text:tab/><text:tab/>print_list_to_file(list-&gt;n.pair.next, filename);</text:p>
      <text:p text:style-name="P21"><text:tab/><text:tab/><text:tab/>}</text:p>
      <text:p text:style-name="P21"><text:tab/><text:tab/>}</text:p>
      <text:p text:style-name="P21"><text:tab/><text:tab/>else {</text:p>
      <text:p text:style-name="P21"><text:tab/><text:tab/><text:tab/>string str = "";</text:p>
      <text:p text:style-name="P21"><text:tab/><text:tab/><text:tab/>str = str + list-&gt;n.content;</text:p>
      <text:p text:style-name="P21"><text:tab/><text:tab/><text:tab/>write_to_file(filename, str);</text:p>
      <text:p text:style-name="P21"><text:tab/><text:tab/>}</text:p>
      <text:p text:style-name="P21"><text:tab/>}</text:p>
      <text:p text:style-name="P21">}</text:p>
      <text:p text:style-name="P21"/>
      <text:p text:style-name="P21">void wrapper(elem* list, elem* rev_list, string filename) {</text:p>
      <text:p text:style-name="P21"><text:tab/>write_to_file(filename, "(");</text:p>
      <text:p text:style-name="P21"><text:tab/>print_list_to_file(list, filename);</text:p>
      <text:p text:style-name="P21"><text:tab/>write_to_file(filename, ") -&gt; (");</text:p>
      <text:p text:style-name="P21"><text:tab/>print_list_to_file(rev_list, filename);</text:p>
      <text:p text:style-name="P21"><text:tab/>write_to_file(filename, ")\n");</text:p>
      <text:p text:style-name="P21">}</text:p>
      <text:p text:style-name="P21"/>
      <text:p text:style-name="P21">bool is_entry_valid(const string &amp;list, int &amp;i) {</text:p>
      <text:p text:style-name="P21"><text:tab/>if (!i &amp;&amp; list[i] != '(') {</text:p>
      <text:p text:style-name="P21"><text:tab/><text:tab/>return false;</text:p>
      <text:p text:style-name="P21"><text:tab/>}</text:p>
      <text:p text:style-name="P21"><text:tab/>else if (list[i] == '(') {</text:p>
      <text:p text:style-name="P21"><text:tab/><text:tab/>i++;</text:p>
      <text:p text:style-name="P21"><text:tab/><text:tab/>while (list[i] != ')') {</text:p>
      <text:p text:style-name="P21"><text:tab/><text:tab/><text:tab/>if (list[i] == '\0') {</text:p>
      <text:p text:style-name="P21"><text:tab/><text:tab/><text:tab/><text:tab/>return false;</text:p>
      <text:p text:style-name="P21"><text:tab/><text:tab/><text:tab/>}</text:p>
      <text:p text:style-name="P21"><text:tab/><text:tab/><text:tab/>else if (!is_entry_valid(list, i)) {</text:p>
      <text:p text:style-name="P21"><text:tab/><text:tab/><text:tab/><text:tab/>return false;</text:p>
      <text:p text:style-name="P21"><text:soft-page-break/><text:tab/><text:tab/><text:tab/>}</text:p>
      <text:p text:style-name="P21"><text:tab/><text:tab/><text:tab/>else {</text:p>
      <text:p text:style-name="P21"><text:tab/><text:tab/><text:tab/><text:tab/>i++;</text:p>
      <text:p text:style-name="P21"><text:tab/><text:tab/><text:tab/>}</text:p>
      <text:p text:style-name="P21"><text:tab/><text:tab/>}</text:p>
      <text:p text:style-name="P21"><text:tab/><text:tab/>return true;</text:p>
      <text:p text:style-name="P21"><text:tab/>}</text:p>
      <text:p text:style-name="P21"><text:tab/>else {</text:p>
      <text:p text:style-name="P21"><text:tab/><text:tab/>return true;</text:p>
      <text:p text:style-name="P21"><text:tab/>}</text:p>
      <text:p text:style-name="P21">}</text:p>
      <text:p text:style-name="P21"/>
      <text:p text:style-name="P21">int main() {</text:p>
      <text:p text:style-name="P21"><text:tab/>elem* list = nullptr, *reversed_list = nullptr;</text:p>
      <text:p text:style-name="P21"><text:tab/>string s = "", input_filename = "";</text:p>
      <text:p text:style-name="P21"><text:tab/>const string output_filename = "output.txt";</text:p>
      <text:p text:style-name="P21"><text:tab/>ofstream output;</text:p>
      <text:p text:style-name="P21"><text:tab/>int i = 0, depth = 0, command = 0;</text:p>
      <text:p text:style-name="P21"><text:tab/>ifstream input;</text:p>
      <text:p text:style-name="P21"><text:tab/>output.open(output_filename);</text:p>
      <text:p text:style-name="P21"><text:tab/>output &lt;&lt; "";</text:p>
      <text:p text:style-name="P21"><text:tab/>output.close();</text:p>
      <text:p text:style-name="P21"><text:tab/>cout &lt;&lt; "\tСпособ задания списка :\n\n\t0 - из консоли, 1 - из файла\n\n";</text:p>
      <text:p text:style-name="P21"><text:tab/>cin &gt;&gt; command;</text:p>
      <text:p text:style-name="P21"><text:tab/>if (command) {</text:p>
      <text:p text:style-name="P21"><text:tab/><text:tab/>cout &lt;&lt; "Введите имя файла (он должен находиться в одной директории с исполняемым файлом) :";</text:p>
      <text:p text:style-name="P21"><text:tab/><text:tab/>cin &gt;&gt; input_filename;</text:p>
      <text:p text:style-name="P21"><text:tab/><text:tab/>input.open(input_filename);</text:p>
      <text:p text:style-name="P21"><text:tab/><text:tab/>if (input.is_open()) {</text:p>
      <text:p text:style-name="P21"><text:tab/><text:tab/><text:tab/>getline(input, s);</text:p>
      <text:p text:style-name="P21"><text:tab/><text:tab/><text:tab/>do {</text:p>
      <text:p text:style-name="P21"><text:tab/><text:tab/><text:tab/><text:tab/>if (is_entry_valid(s, i)) {</text:p>
      <text:p text:style-name="P21"><text:tab/><text:tab/><text:tab/><text:tab/><text:tab/>i = 1;</text:p>
      <text:p text:style-name="P21"><text:tab/><text:tab/><text:tab/><text:tab/><text:tab/>list = create_list(s, i);</text:p>
      <text:p text:style-name="P21"><text:tab/><text:tab/><text:tab/><text:tab/><text:tab/>i = 1;</text:p>
      <text:p text:style-name="P21"><text:tab/><text:tab/><text:tab/><text:tab/><text:tab/>reversed_list = reverse_list(create_list(s, i));</text:p>
      <text:p text:style-name="P21"><text:tab/><text:tab/><text:tab/><text:tab/><text:tab/>wrapper(list, reversed_list, output_filename);</text:p>
      <text:p text:style-name="P21"><text:tab/><text:tab/><text:tab/><text:tab/><text:tab/>cout &lt;&lt; "\n";</text:p>
      <text:p text:style-name="P21"><text:tab/><text:tab/><text:tab/><text:tab/><text:tab/>print_list(list, depth);</text:p>
      <text:p text:style-name="P21"><text:tab/><text:tab/><text:tab/><text:tab/><text:tab/>cout &lt;&lt; "\n";</text:p>
      <text:p text:style-name="P21"><text:tab/><text:tab/><text:tab/><text:tab/><text:tab/>print_list(reversed_list, depth);</text:p>
      <text:p text:style-name="P21"><text:tab/><text:tab/><text:tab/><text:tab/><text:tab/>delete_list(list);</text:p>
      <text:p text:style-name="P21"><text:tab/><text:tab/><text:tab/><text:tab/><text:tab/>delete_list(reversed_list);</text:p>
      <text:p text:style-name="P21"><text:tab/><text:tab/><text:tab/><text:tab/>}</text:p>
      <text:p text:style-name="P21"><text:tab/><text:tab/><text:tab/><text:tab/>else{</text:p>
      <text:p text:style-name="P21"><text:tab/><text:tab/><text:tab/><text:tab/><text:tab/>write_to_file(output_filename, s);</text:p>
      <text:p text:style-name="P21"><text:tab/><text:tab/><text:tab/><text:tab/><text:tab/>write_to_file(output_filename, " - <text:s/>INVALID ENTRY !\n");<text:tab/></text:p>
      <text:p text:style-name="P21"><text:tab/><text:tab/><text:tab/><text:tab/>}</text:p>
      <text:p text:style-name="P21"><text:tab/><text:tab/><text:tab/><text:tab/>s = "";</text:p>
      <text:p text:style-name="P21"><text:tab/><text:tab/><text:tab/><text:tab/>getline(input, s);</text:p>
      <text:p text:style-name="P21"><text:tab/><text:tab/><text:tab/><text:tab/>i = 0;</text:p>
      <text:p text:style-name="P21"><text:tab/><text:tab/><text:tab/>} while (!input.eof());</text:p>
      <text:p text:style-name="P21"><text:tab/><text:tab/><text:tab/>input.close();</text:p>
      <text:p text:style-name="P21"><text:tab/><text:tab/>}</text:p>
      <text:p text:style-name="P21"><text:tab/><text:tab/>else {</text:p>
      <text:p text:style-name="P21"><text:tab/><text:tab/><text:tab/>cout &lt;&lt; "В текущей директории нет файла с таким названием!\n";</text:p>
      <text:p text:style-name="P21"><text:tab/><text:tab/>}</text:p>
      <text:p text:style-name="P21"><text:soft-page-break/><text:tab/>}</text:p>
      <text:p text:style-name="P21"><text:tab/>else {</text:p>
      <text:p text:style-name="P21"><text:tab/><text:tab/>cout &lt;&lt; "Введите список (для выхода введите \"!\" ) :\n\n\t";</text:p>
      <text:p text:style-name="P21"><text:tab/><text:tab/>getline(cin, s);</text:p>
      <text:p text:style-name="P21"><text:tab/><text:tab/>while (s != "!") {</text:p>
      <text:p text:style-name="P21"><text:tab/><text:tab/><text:tab/>if (is_entry_valid(s, i)) {</text:p>
      <text:p text:style-name="P21"><text:tab/><text:tab/><text:tab/><text:tab/>i = 1;</text:p>
      <text:p text:style-name="P21"><text:tab/><text:tab/><text:tab/><text:tab/>list = create_list(s, i);</text:p>
      <text:p text:style-name="P21"><text:tab/><text:tab/><text:tab/><text:tab/>i = 1;</text:p>
      <text:p text:style-name="P21"><text:tab/><text:tab/><text:tab/><text:tab/>reversed_list = reverse_list(create_list(s, i));</text:p>
      <text:p text:style-name="P21"><text:tab/><text:tab/><text:tab/>}</text:p>
      <text:p text:style-name="P21"><text:tab/><text:tab/><text:tab/>cout &lt;&lt; "\n";</text:p>
      <text:p text:style-name="P21"><text:tab/><text:tab/><text:tab/>print_list(list, depth);</text:p>
      <text:p text:style-name="P21"><text:tab/><text:tab/><text:tab/>cout &lt;&lt; "\n";</text:p>
      <text:p text:style-name="P21"><text:tab/><text:tab/><text:tab/>print_list(reversed_list, depth);</text:p>
      <text:p text:style-name="P21"><text:tab/><text:tab/><text:tab/>delete_list(list);</text:p>
      <text:p text:style-name="P21"><text:tab/><text:tab/><text:tab/>delete_list(reversed_list);</text:p>
      <text:p text:style-name="P21"><text:tab/><text:tab/><text:tab/>s = "";</text:p>
      <text:p text:style-name="P21"><text:tab/><text:tab/><text:tab/>getline(cin, s);</text:p>
      <text:p text:style-name="P21"><text:tab/><text:tab/><text:tab/>i = 0;</text:p>
      <text:p text:style-name="P21"><text:tab/><text:tab/>}</text:p>
      <text:p text:style-name="P21"><text:tab/>}</text:p>
      <text:p text:style-name="P21"><text:tab/>return 0;</text:p>
      <text:p text:style-name="P2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creation-date>2020-09-29T14:10:56.716120271</meta:creation-date>
    <meta:editing-cycles>2</meta:editing-cycles>
    <meta:editing-duration>PT6M28S</meta:editing-duration>
    <meta:generator>LibreOffice/6.0.7.3$Linux_X86_64 LibreOffice_project/00m0$Build-3</meta:generator>
    <dc:date>2020-09-29T14:17:17.710045708</dc:date>
    <meta:document-statistic meta:table-count="2" meta:image-count="0" meta:object-count="0" meta:page-count="10" meta:paragraph-count="318" meta:word-count="1344" meta:character-count="10060" meta:non-whitespace-character-count="8479"/>
  </office:meta>
</office:document-meta>
</file>